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language="en" fo:country="US"/>
    </style:style>
    <style:style style:name="P3"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blème de routage des chariots cavaliers sur un terminal portuaire à conteneurs</text:p>
      <text:p text:style-name="Standard"/>
      <text:list xml:id="list1923993268" text:style-name="L1">
        <text:list-item>
          <text:p text:style-name="P3">Contexte</text:p>
        </text:list-item>
      </text:list>
      <text:p text:style-name="P1">Le port du Havre est devenu le …</text:p>
      <text:p text:style-name="Standard"/>
      <text:p text:style-name="P1">Dans le soucis d'améliorer la qualité de service fourni au clients et de réduire le coût d'exploitation du terminal, l'étude des déplacements des véhicules s'avère d'une grande importance. </text:p>
      <text:p text:style-name="Standard"/>
      <text:list xml:id="list565094125" text:continue-numbering="true" text:style-name="L1">
        <text:list-item>
          <text:p text:style-name="P3">Problème</text:p>
        </text:list-item>
      </text:list>
      <text:p text:style-name="P1"/>
      <text:p text:style-name="P1">Sur un terminal portuaire à conteneurs, les itinéraires possibles sont relativement réduits mais les chariots ne peuvent se croiser que sur les routes. En effet, ils enjambent les conteneurs dans les travées et ne peuvent donc pas se croiser dans les travées. Ces blocages peuvent causer des retards importants pour la réalisation d'une mission. Notre but est donc de définir les itinéraires des chariots cavaliers minimisant la durée totale de parcours (déplacement + blocage) et le coût de déplacement. Il s'agit de la distance parcourue car elle influe directement sur la consommation de carburant lors du déplacement.</text:p>
      <text:p text:style-name="Standard"/>
      <text:p text:style-name="Standard">Graphe :</text:p>
      <text:p text:style-name="Standard"><text:tab/>certains arcs orientés d'autres non</text:p>
      <text:p text:style-name="Standard"><text:tab/>certains arcs FIFO d'autres non</text:p>
      <text:p text:style-name="Standard"><text:tab/>d(i,j) = distance entre les noeuds i et j (d(i,j,t) = d(i,j) pour tout t)</text:p>
      <text:p text:style-name="Standard"><text:tab/>w(i,j,t) = temps d'attente sur i avant de pouvoir traverser l'arc vers j au temps t</text:p>
      <text:p text:style-name="Standard"/>
      <text:list xml:id="list2049358682" text:continue-numbering="true" text:style-name="L1">
        <text:list-item>
          <text:p text:style-name="P3">Bibliographie</text:p>
        </text:list-item>
      </text:list>
      <text:p text:style-name="Standard"/>
      <text:p text:style-name="P2">Shortest Path Problem with Time Windows and Shortest Path Problem with waiting costs. Shortest path in delay time dependent networks.</text:p>
      <text:p text:style-name="Standard"/>
      <text:p text:style-name="Standard">(Dynamic algorithms : incremental, decremental, fully dynamic)</text:p>
      <text:p text:style-name="Standard">FIFO Networks – non FIFO Networks</text:p>
      <text:p text:style-name="Standard">Waiting models : Unrestricted waiting, Forbidden waiting, Source Waiting</text:p>
      <text:p text:style-name="Standard">Minimum cost walk problem</text:p>
      <text:p text:style-name="Standard">Problem complexity</text:p>
      <text:p text:style-name="Standard"/>
      <text:p text:style-name="Standard"/>
      <text:list xml:id="list1434594835" text:continue-numbering="true" text:style-name="L1">
        <text:list-item>
          <text:p text:style-name="P3">Algorithme</text:p>
        </text:list-item>
      </text:list>
      <text:p text:style-name="Standard"/>
      <text:p text:style-name="Standard">Optimisation locale des routes des chariots en tenant compte des routes des autres véhicules précédemment établies.</text:p>
      <text:p text:style-name="Standard">Comment rendre cette optimisation globale ? Lors de la planification d'une route, il faudrait également recalculer les routes des autres véhicules en prenant comme origine leur position actuelle. Puis recommencer dans un autre ordre. =&gt; O(n!). </text:p>
      <text:p text:style-name="Standard">Proposition d'un algorithme permettant la résolution du problème dans un temps acceptable ?</text:p>
      <text:p text:style-name="Standard">Proposition d'un algorithme méta-heuristique ?</text:p>
      <text:p text:style-name="Standard"/>
      <text:p text:style-name="Standard"><text:tab/></text:p>
      <text:list xml:id="list1741027335" text:continue-numbering="true" text:style-name="L1">
        <text:list-item>
          <text:p text:style-name="P3">Résultats et perspectives</text:p>
        </text:list-item>
      </text:list>
      <text:p text:style-name="Standard"/>
      <text:list xml:id="list283314290" text:continue-numbering="true" text:style-name="L1">
        <text:list-item>
          <text:p text:style-name="P3">Conclusion</text:p>
        </text:list-item>
      </text:list>
      <text:p text:style-name="Standard"/>
      <text:p text:style-name="Standard">Rq : </text:p>
      <text:p text:style-name="Standard"><text:soft-page-break/>Ne travailler que dans le cas statique et refaire un papier sans le cas dynam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19T11:13:07</meta:creation-date>
    <dc:date>2010-10-20T16:22:09</dc:date>
    <meta:editing-duration>PT02H07M53S</meta:editing-duration>
    <meta:editing-cycles>9</meta:editing-cycles>
    <meta:generator>OpenOffice.org/3.2$Linux OpenOffice.org_project/320m12$Build-9483</meta:generator>
    <meta:document-statistic meta:table-count="0" meta:image-count="0" meta:object-count="0" meta:page-count="2" meta:paragraph-count="28" meta:word-count="337" meta:character-count="2170"/>
  </office:meta>
</office:document-meta>
</file>